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y Christmas Flake" svg:font-family="'Merry Christmas Flak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style:font-name="Merry Christmas Flake" fo:font-size="48pt" style:font-size-asian="48pt" style:font-size-complex="48pt"/>
    </style:style>
    <style:style style:name="T1" style:family="text">
      <style:text-properties style:font-name="Merry Christmas Flake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28cm" svg:height="1.944cm" svg:x="4.048cm" svg:y="6.842cm">
          <draw:text-box>
            <text:p><text:span text:style-name="T1">Some Text Goes 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y Christmas Flake" svg:font-family="'Merry Christmas Flak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4:40:57.317000000</meta:creation-date>
    <dc:date>2018-03-28T14:44:03.973000000</dc:date>
    <meta:editing-duration>PT25S</meta:editing-duration>
    <meta:editing-cycles>1</meta:editing-cycles>
    <meta:document-statistic meta:object-count="1"/>
    <meta:generator>LibreOffice/5.3.4.2$Windows_X86_64 LibreOffice_project/f82d347ccc0be322489bf7da61d7e4ad13fe2ff3</meta:generator>
  </office:meta>
</office:document-meta>
</file>